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loext:graphic-properties draw:fill="solid" draw:fill-color="#ffdbb6" draw:fill-gradient-name="gradient" draw:fill-hatch-name="hatch"/>
      <style:paragraph-properties fo:text-align="center" style:justify-single-word="false" fo:background-color="#ffdbb6" fo:padding="0.049cm" fo:border="0.99pt solid #000000" style:join-border="false"/>
      <style:text-properties fo:font-variant="small-caps" style:text-outline="true" style:font-name="Tahoma" fo:font-size="16pt" fo:font-weight="bold" officeooo:rsid="0023375a" officeooo:paragraph-rsid="0023375a" style:font-size-asian="16pt" style:font-size-complex="16pt"/>
    </style:style>
    <style:style style:name="P2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font-name="Tahoma" officeooo:rsid="0023375a" officeooo:paragraph-rsid="0023375a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Tahoma" officeooo:rsid="0023375a" officeooo:paragraph-rsid="0023375a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0932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D</text:span><text:span text:style-name="T1">eseamos realizar el Modelo Entidad/Relación y Relacional de la siguiente información:</text:span></text:p>
      <text:list xml:id="list2742777651" text:style-name="L1">
        <text:list-item>
          <text:p text:style-name="P2"><text:span text:style-name="T1">Cada Persona se identifica por IdPersona.</text:span></text:p>
        </text:list-item>
        <text:list-item>
          <text:p text:style-name="P2"><text:span text:style-name="T1">Cada Persona puede tener varios Nombres.</text:span></text:p>
        </text:list-item>
        <text:list-item>
          <text:p text:style-name="P2"><text:span text:style-name="T1">Cada Persona va a tener Apellidos compuesto de PrimerApellido y SegundoApellido.</text:span></text:p>
        </text:list-item>
        <text:list-item>
          <text:p text:style-name="P2"><text:span text:style-name="T1">Cada Persona va a tener Domicilio compuesto de Calle, Número, Piso y Puerta.</text:span></text:p>
        </text:list-item>
        <text:list-item>
          <text:p text:style-name="P2"><text:span text:style-name="T1">Cada Persona tendrá una FechaNacimiento compuesto de Día, Mes y Añ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ffdbb6" draw:fill-gradient-name="gradient" draw:fill-hatch-name="hatch"/>
      <style:paragraph-properties fo:text-align="center" style:justify-single-word="false" fo:background-color="#ffdbb6" fo:padding="0.049cm" fo:border="0.99pt solid #000000" style:join-border="false"/>
      <style:text-properties fo:font-variant="small-caps" style:text-outline="true" style:font-name="Tahoma" fo:font-size="16pt" fo:font-weight="bold" officeooo:rsid="0023375a" officeooo:paragraph-rsid="0023375a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MER y MR de Person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18:36:22.602000000</meta:creation-date>
    <dc:date>2021-11-03T19:06:17.178000000</dc:date>
    <meta:editing-duration>PT1H44M29S</meta:editing-duration>
    <meta:editing-cycles>3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7" meta:word-count="68" meta:character-count="415" meta:non-whitespace-character-count="359"/>
  </office:meta>
</office:document-meta>
</file>